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42fc"/>
    </style:style>
    <style:style style:name="P2" style:family="paragraph" style:parent-style-name="Standard">
      <style:text-properties officeooo:rsid="001442fc" officeooo:paragraph-rsid="001442fc"/>
    </style:style>
    <style:style style:name="P3" style:family="paragraph" style:parent-style-name="Standard">
      <style:text-properties fo:font-style="italic" officeooo:rsid="001442fc" officeooo:paragraph-rsid="001442fc" style:font-style-asian="italic" style:font-style-complex="italic"/>
    </style:style>
    <style:style style:name="P4" style:family="paragraph" style:parent-style-name="Standard">
      <style:text-properties fo:font-style="italic" fo:font-weight="normal" officeooo:rsid="001442fc" officeooo:paragraph-rsid="001442fc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fo:font-weight="normal" officeooo:rsid="0014d7a4" officeooo:paragraph-rsid="0014d7a4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1522c0" officeooo:paragraph-rsid="001522c0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bold" officeooo:rsid="0014d7a4" officeooo:paragraph-rsid="001442fc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14d7a4" officeooo:paragraph-rsid="0014d7a4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style:text-underline-style="none" fo:font-weight="normal" officeooo:rsid="001442fc" officeooo:paragraph-rsid="001442fc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rsid="001442fc" style:font-weight-asian="bold" style:font-weight-complex="bold"/>
    </style:style>
    <style:style style:name="P12" style:family="paragraph" style:parent-style-name="Standard">
      <style:text-properties fo:font-style="normal" fo:font-weight="bold" officeooo:rsid="001442fc" officeooo:paragraph-rsid="001442fc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bold" officeooo:rsid="0014d7a4" officeooo:paragraph-rsid="0014d7a4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bold" officeooo:rsid="001522c0" officeooo:paragraph-rsid="001522c0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style:text-underline-style="none" fo:font-weight="normal" officeooo:rsid="0014d7a4" officeooo:paragraph-rsid="0014d7a4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bold" officeooo:rsid="001442fc" officeooo:paragraph-rsid="001442fc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1 - Qual é a principal diferença entre observabilidade e monitoramento? Explique como esses conceitos se complementam e por que ambos são importantes em sistemas de produção.</text:p>
      <text:p text:style-name="P2"/>
      <text:p text:style-name="P3">Monitoramento ajuda a detectar problemas conhecidos e a acompanhar indicadores chave de desempenho KPIs (Key Performance Indicator), já a observabilidade oferece uma visão mais profunda, permitindo diagnosticar e investigar problemas desconhecids ou complexos. Ambos são complementares: o monitoramento avisa sobre algo que precisa de atenção, e a observabilidade permite entender a causa raiz para solucionar o problemas.</text:p>
      <text:p text:style-name="P1"/>
      <text:p text:style-name="P11">2 - Por que a observabilidade é crucial em sistemas complexos? Utilize a analogia do avião apresentada no curso para justificar sua resposta.</text:p>
      <text:p text:style-name="P11"/>
      <text:p text:style-name="P4">Em sistemas complextos, a observabilidade é essencial porque, assim como um piloto de avião precisa de instrumentos e dados para entender o funcionamento da aeronave durante o voo (mesmo quando a visibilidade externa é limitada), os engenheiros precisam de dados de logs, métricas e traces para compreender o comportamento de sistemas distribuídos e interdependentes. Sem a capacidade de observar o estado interno o sistema, seria difícil identificar e corrigir falhas, especialmente em situações inesperadas ou em grande escala.</text:p>
      <text:p text:style-name="P4"/>
      <text:p text:style-name="P12">3 - Quais são os três pilares da observabilidade? Explique brevemente o papel de cada um desses pilares.</text:p>
      <text:p text:style-name="P12"/>
      <text:p text:style-name="P9">Os três pilares da observabilidade são:</text:p>
      <text:p text:style-name="P9">1. Métricas: <text:s/>São dados quantitativos que fornecem informações, como tempo de resposta, uso de CPU ou latência.</text:p>
      <text:p text:style-name="P9">2. Logs: São registros detalhados de eventos que acontecem dentro do sistema. Logs ajudam a entender o que aconteceu em um determinado momento e a realizar investigações detalhadas de incidentes.</text:p>
      <text:p text:style-name="P9">3. Tracing: Permite rastrear o fluxo de requisições ou transações ao longo de diferentes serviços ou compomentes, ajudando a identificar gargalos e problemas de desempenho em sistemas distribuídos.</text:p>
      <text:p text:style-name="P9"/>
      <text:p text:style-name="P16">4 - Qual é a diferença entre métricas de negócio e métricas técnicas? Dê exemplos de cada tipo de métrica.</text:p>
      <text:p text:style-name="P16"/>
      <text:p text:style-name="P15">Métricas de negócio são relacionadas aos objetivos de negócio e medem o impacto do sistema no desempenho da empreasa. Exemplos: </text:p>
      <text:p text:style-name="P15">* Taxa de conversão: Porcentagem de visitantes que completam uma compra.</text:p>
      <text:p text:style-name="P15">* Receita gerada: A quantia financeira que o sistema contribui para a empresa.</text:p>
      <text:p text:style-name="P15"/>
      <text:p text:style-name="P15">Métricas técnicas: são relacionadas ao desempenho e funcionamento do sistema em si. Exemplos:</text:p>
      <text:p text:style-name="P15">* Tempo de resposta: Tem que o sistema leva para responder uma requisição.</text:p>
      <text:p text:style-name="P15">* Uso de memória: A quantidade de memória consumida por um serviço ou processo.</text:p>
      <text:p text:style-name="P15"/>
      <text:p text:style-name="P15"/>
      <text:p text:style-name="P16">5 - Como os logs podem ser utilizados para garantir uma melhor observabilidade? Explique como os logs ajudam a inferir o estado de um sistema.</text:p>
      <text:p text:style-name="P7"/>
      <text:p text:style-name="P5">Os logs são registros detalhados de eventos que ocorrem no sistema. Eles são fundamentais para a observabilidade porque permitem examinar o compotamento do sisema em nível granular. Fornecem informações sobre erros, exceções, mudança de estado, interações entre serviços. Combinando as técnicas forma-se um quadro completo na saúde do sistema.</text:p>
      <text:p text:style-name="P13"><text:soft-page-break/>6 - O que é tracing e por que ele é essencial em observabilidade? Descreva como o tracing ajuda a identificar problemas em sistemas distribuídos.</text:p>
      <text:p text:style-name="P5"/>
      <text:p text:style-name="P5">Tracing é a prática de seguir o percurso de uma requisição ou transação à medida que ela atravessa diferentes serviços e componentes do sistema. Ele é essencial em sistemas distribuídos porque permite rastrear como os dados fluem eentre microserviços ou módulos, identificando gargalos, falhas ou latências.</text:p>
      <text:p text:style-name="P5"/>
      <text:p text:style-name="P13">7 - O que é a ELK Stack e como ela se relaciona com a Elastic Stack? Explique as diferenças entre essas duas stacks e os componentes de cada uma.</text:p>
      <text:p text:style-name="P13"/>
      <text:p text:style-name="P5">ELK é o conjunto de ferramentas open-source composto por Elasticsearch, Logstash e Kibana.</text:p>
      <text:p text:style-name="P5"><text:span text:style-name="T1">Elasticsearch</text:span>: Motor de busca e análise de dados em tempo real.</text:p>
      <text:p text:style-name="P5"><text:span text:style-name="T1">Logstash</text:span>: Pipeline de processamento de dados que coleta, processa e envia logs para o Elasticsearch.</text:p>
      <text:p text:style-name="P8">Kibana: <text:span text:style-name="T2">Interface de visualização de dados.</text:span></text:p>
      <text:p text:style-name="P8"><text:span text:style-name="T2">Elastic Stack é o nome mais recente que engloba a ELK Stack, mais com mais ferramentas, como Beats (agentes leves para coleta de dados) e Elastic APM (monitoramento de performance de aplicativos).Portanto, Elastic Stack é uma versão expandida de ELK stack.</text:span></text:p>
      <text:p text:style-name="P8"><text:span text:style-name="T2"/></text:p>
      <text:p text:style-name="P13">8 - Qual é a função principal do ElasticSearch e como ele difere de um banco de dados tradicional? Descreva suas capacidades de análise e busca.</text:p>
      <text:p text:style-name="P5"/>
      <text:p text:style-name="P5">O Elasticsearch é um motor de busca e análise distribuído que permite armazenar, buscar e analisar grandes volumes de dados de maneira rápida. Ele é diferente de um banco de dados tradicional porque é otimizado para buscas de texto completo e análise de dados em tempo real, enquanto bancos de dados tradicionais (como SQL) são voltados para transações estruturadas.</text:p>
      <text:p text:style-name="P5"/>
      <text:p text:style-name="P5">Principais capacidades do Elasticsearch:</text:p>
      <text:p text:style-name="P5">* Busca full-text: Permite buscar por qualquer termo ou frase em grandes volumes de dados;</text:p>
      <text:p text:style-name="P5">* Análise em tempo real: Capacidade de agragações e consultas complexas de maneira rápida;</text:p>
      <text:p text:style-name="P5">* Escalabilidade: Pode ser distribuído por vŕias máquinas para lidar com grandes volumes de dados.</text:p>
      <text:p text:style-name="P5"/>
      <text:p text:style-name="P13">9 - Por que o Logstash está sendo cada vez menos utilizado? Explique como o Beats se tornou uma alternativa mais leve e eficiente.</text:p>
      <text:p text:style-name="P13"/>
      <text:p text:style-name="P6">O Logstash é poderoso para processamento de logs, mas tem uma sobrecarga considerável e requer mais recursos para operar. Em sistemas com alto volumes de dados, o Beats é preferido por ser mais leve e ter menor impacto no desempenho.</text:p>
      <text:p text:style-name="P6">Beats, como o Filebeat ou Metricbeat, são agentes de coletas de dados que consomem menos recursos e enviam dados diretamente para o Elasticsearch ou Logstash.</text:p>
      <text:p text:style-name="P6"/>
      <text:p text:style-name="P14">10 - Quais são os principais agentes do Beats e qual é a função de cada um? Explique brevemente o propósito do MetricBeat, FileBeat e Heartbeat.</text:p>
      <text:p text:style-name="P14"/>
      <text:p text:style-name="P6">Metricbeat: Coleta métricas de sistemas e serviços, como CPU, memória, rede e outros.</text:p>
      <text:p text:style-name="P6">Filebeat: Coleta e envia logs de arquivos de forma eficiente, ideial para ambientes com grande volume de logs.</text:p>
      <text:p text:style-name="P6">Heartbeat: Monitora a disponibilidade e latência de serviços, como endpoints HTP, ping e outros serviços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7:39:29.460312654</meta:creation-date>
    <dc:date>2024-11-11T18:15:02.091052148</dc:date>
    <meta:editing-duration>PT4M52S</meta:editing-duration>
    <meta:editing-cycles>1</meta:editing-cycles>
    <meta:document-statistic meta:table-count="0" meta:image-count="0" meta:object-count="0" meta:page-count="2" meta:paragraph-count="39" meta:word-count="943" meta:character-count="5969" meta:non-whitespace-character-count="5063"/>
    <meta:generator>LibreOffice/7.3.7.2$Linux_X86_64 LibreOffice_project/30$Build-2</meta:generator>
  </office:meta>
</office:document-meta>
</file>